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40pt" officeooo:rsid="001b8b62" officeooo:paragraph-rsid="001b8b62" style:font-size-asian="35pt" style:font-size-complex="40pt"/>
    </style:style>
    <style:style style:name="P2" style:family="paragraph" style:parent-style-name="Standard">
      <style:paragraph-properties fo:text-align="center" style:justify-single-word="false"/>
      <style:text-properties fo:font-size="12pt" officeooo:rsid="001b8b62" officeooo:paragraph-rsid="001b8b62" style:font-size-asian="10.5pt" style:font-size-complex="12pt"/>
    </style:style>
    <style:style style:name="P3" style:family="paragraph" style:parent-style-name="Standard">
      <style:paragraph-properties fo:text-align="start" style:justify-single-word="false"/>
      <style:text-properties fo:font-size="12pt" officeooo:rsid="001b8b62" officeooo:paragraph-rsid="001b8b62" style:font-size-asian="10.5pt" style:font-size-complex="12pt"/>
    </style:style>
    <style:style style:name="P4" style:family="paragraph" style:parent-style-name="Standard">
      <style:paragraph-properties fo:text-align="start" style:justify-single-word="false" fo:break-before="page"/>
      <style:text-properties fo:font-size="20pt" officeooo:rsid="001b8b62" officeooo:paragraph-rsid="001b8b62" style:font-size-asian="20pt" style:font-size-complex="20pt"/>
    </style:style>
    <style:style style:name="P5" style:family="paragraph" style:parent-style-name="Standard">
      <style:paragraph-properties fo:text-align="start" style:justify-single-word="false"/>
      <style:text-properties fo:font-size="20pt" officeooo:rsid="001b8b62" officeooo:paragraph-rsid="001b8b62" style:font-size-asian="20pt" style:font-size-complex="20pt"/>
    </style:style>
    <style:style style:name="P6" style:family="paragraph" style:parent-style-name="Standard">
      <style:paragraph-properties fo:text-align="start" style:justify-single-word="false"/>
      <style:text-properties fo:font-size="20pt" officeooo:rsid="001b8b62" officeooo:paragraph-rsid="001b8b62" style:font-size-asian="17.5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The guard files</text:p>
      <text:p text:style-name="P2">game design document</text:p>
      <text:p text:style-name="P2">Forget</text:p>
      <text:p text:style-name="P2">Natael</text:p>
      <text:p text:style-name="P2">JV1B</text:p>
      <text:p text:style-name="P4">quel public ai-je ciblé ?</text:p>
      <text:p text:style-name="P5"/>
      <text:p text:style-name="P3">J’ai avant tout ciblé un public assez large pour l’aspect graphique. Le jeu se voulant peu violent avec un design très cartoon. Néanmoins, le jeu se veut tout de même mécaniquement assez complexe à manier. Ce qui fait que le jeu vise principalement un public majoritairement au dessus des 12 ans. Au niveau du profil de joueur. Je pense que mon jeu intéresserai plus des joueurs régulier et qui aime les graphisme simple avec des mécanique varié et un système de combat par combo. Le jeu pourrai éventuellement intéresser des joueurs casual qui cherche un jeu court et actif demandant un peu de réflexion.</text:p>
      <text:p text:style-name="P3"/>
      <text:p text:style-name="P6"/>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25T16:05:37.335000000</dc:date>
    <meta:editing-duration>PT19M41S</meta:editing-duration>
    <meta:editing-cycles>1</meta:editing-cycles>
    <meta:document-statistic meta:table-count="0" meta:image-count="0" meta:object-count="0" meta:page-count="2" meta:paragraph-count="7" meta:word-count="118" meta:character-count="681" meta:non-whitespace-character-count="570"/>
    <meta:generator>LibreOffice/7.4.0.3$Windows_X86_64 LibreOffice_project/f85e47c08ddd19c015c0114a68350214f7066f5a</meta:generator>
  </office:meta>
</office:document-meta>
</file>